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chedulerEntry.getSchedu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artzJobScheduler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Entry.getJob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JobSchedulerEntry.isRun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JobSchedulerEntry.QuartzJobSchedulerEntry( final String name , final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JobSchedulerEntry.getNex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